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Bitstream Charter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font-name="Courier 10 Pitch" fo:font-weight="bold" style:font-weight-asian="bold" style:font-weight-complex="bold"/>
    </style:style>
    <style:style style:name="ce4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in"/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25">
      <style:table-cell-properties fo:border="0.06pt solid #000000"/>
      <style:text-properties style:font-name="Courier 10 Pitch"/>
    </style:style>
  </office:automatic-styles>
  <office:body>
    <office:spreadsheet>
      <table:table table:name="FSYNC_BCLK_MCLK_overview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8" table:default-cell-style-name="ce5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1"/>
          <table:table-cell table:style-name="ce2" office:value-type="string" calcext:value-type="string" table:number-columns-spanned="8" table:number-rows-spanned="1">
            <text:p>FSYNC frequency [Hz]</text:p>
          </table:table-cell>
          <table:covered-table-cell table:number-columns-repeated="7" table:style-name="ce1"/>
        </table:table-row>
        <table:table-row table:style-name="ro2">
          <table:table-cell/>
          <table:table-cell table:style-name="ce2" office:value-type="string" calcext:value-type="string">
            <text:p>BCLK/MCLK</text:p>
            <text:p>Oversampling</text:p>
          </table:table-cell>
          <table:table-cell table:style-name="ce4" office:value-type="float" office:value="8000" calcext:value-type="float">
            <text:p><text:s/>8 000</text:p>
          </table:table-cell>
          <table:table-cell table:style-name="ce4" office:value-type="float" office:value="11025" calcext:value-type="float">
            <text:p><text:s/>11 025</text:p>
          </table:table-cell>
          <table:table-cell table:style-name="ce4" office:value-type="float" office:value="16000" calcext:value-type="float">
            <text:p><text:s/>16 000</text:p>
          </table:table-cell>
          <table:table-cell table:style-name="ce4" office:value-type="float" office:value="22050" calcext:value-type="float">
            <text:p><text:s/>22 050</text:p>
          </table:table-cell>
          <table:table-cell table:style-name="ce4" office:value-type="float" office:value="24000" calcext:value-type="float">
            <text:p><text:s/>24 000</text:p>
          </table:table-cell>
          <table:table-cell table:style-name="ce4" office:value-type="float" office:value="32000" calcext:value-type="float">
            <text:p><text:s/>32 000</text:p>
          </table:table-cell>
          <table:table-cell table:style-name="ce4" office:value-type="float" office:value="44100" calcext:value-type="float">
            <text:p><text:s/>44 100</text:p>
          </table:table-cell>
          <table:table-cell table:style-name="ce4" office:value-type="float" office:value="48000" calcext:value-type="float">
            <text:p><text:s/>48 00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$B$4]*[.C3]" office:value-type="float" office:value="128000" calcext:value-type="float">
            <text:p><text:s/>128 000</text:p>
          </table:table-cell>
          <table:table-cell table:formula="of:=[.$B$4]*[.D3]" office:value-type="float" office:value="176400" calcext:value-type="float">
            <text:p><text:s/>176 400</text:p>
          </table:table-cell>
          <table:table-cell table:formula="of:=[.$B$4]*[.E3]" office:value-type="float" office:value="256000" calcext:value-type="float">
            <text:p><text:s/>256 000</text:p>
          </table:table-cell>
          <table:table-cell table:formula="of:=[.$B$4]*[.F3]" office:value-type="float" office:value="352800" calcext:value-type="float">
            <text:p><text:s/>352 800</text:p>
          </table:table-cell>
          <table:table-cell table:formula="of:=[.$B$4]*[.G3]" office:value-type="float" office:value="384000" calcext:value-type="float">
            <text:p><text:s/>384 000</text:p>
          </table:table-cell>
          <table:table-cell table:formula="of:=[.$B$4]*[.H3]" office:value-type="float" office:value="512000" calcext:value-type="float">
            <text:p><text:s/>512 000</text:p>
          </table:table-cell>
          <table:table-cell table:formula="of:=[.$B$4]*[.I3]" office:value-type="float" office:value="705600" calcext:value-type="float">
            <text:p><text:s/>705 600</text:p>
          </table:table-cell>
          <table:table-cell table:formula="of:=[.$B$4]*[.J3]" office:value-type="float" office:value="768000" calcext:value-type="float">
            <text:p><text:s/>768 00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$B$5]*[.C3]" office:value-type="float" office:value="256000" calcext:value-type="float">
            <text:p><text:s/>256 000</text:p>
          </table:table-cell>
          <table:table-cell table:formula="of:=[.$B$5]*[.D3]" office:value-type="float" office:value="352800" calcext:value-type="float">
            <text:p><text:s/>352 800</text:p>
          </table:table-cell>
          <table:table-cell table:formula="of:=[.$B$5]*[.E3]" office:value-type="float" office:value="512000" calcext:value-type="float">
            <text:p><text:s/>512 000</text:p>
          </table:table-cell>
          <table:table-cell table:formula="of:=[.$B$5]*[.F3]" office:value-type="float" office:value="705600" calcext:value-type="float">
            <text:p><text:s/>705 600</text:p>
          </table:table-cell>
          <table:table-cell table:formula="of:=[.$B$5]*[.G3]" office:value-type="float" office:value="768000" calcext:value-type="float">
            <text:p><text:s/>768 000</text:p>
          </table:table-cell>
          <table:table-cell table:formula="of:=[.$B$5]*[.H3]" office:value-type="float" office:value="1024000" calcext:value-type="float">
            <text:p>1 024 000</text:p>
          </table:table-cell>
          <table:table-cell table:formula="of:=[.$B$5]*[.I3]" office:value-type="float" office:value="1411200" calcext:value-type="float">
            <text:p>1 411 200</text:p>
          </table:table-cell>
          <table:table-cell table:formula="of:=[.$B$5]*[.J3]" office:value-type="float" office:value="1536000" calcext:value-type="float">
            <text:p>1 536 00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[.$B$6]*[.C3]" office:value-type="float" office:value="512000" calcext:value-type="float">
            <text:p><text:s/>512 000</text:p>
          </table:table-cell>
          <table:table-cell table:formula="of:=[.$B$6]*[.D3]" office:value-type="float" office:value="705600" calcext:value-type="float">
            <text:p><text:s/>705 600</text:p>
          </table:table-cell>
          <table:table-cell table:formula="of:=[.$B$6]*[.E3]" office:value-type="float" office:value="1024000" calcext:value-type="float">
            <text:p>1 024 000</text:p>
          </table:table-cell>
          <table:table-cell table:formula="of:=[.$B$6]*[.F3]" office:value-type="float" office:value="1411200" calcext:value-type="float">
            <text:p>1 411 200</text:p>
          </table:table-cell>
          <table:table-cell table:formula="of:=[.$B$6]*[.G3]" office:value-type="float" office:value="1536000" calcext:value-type="float">
            <text:p>1 536 000</text:p>
          </table:table-cell>
          <table:table-cell table:formula="of:=[.$B$6]*[.H3]" office:value-type="float" office:value="2048000" calcext:value-type="float">
            <text:p>2 048 000</text:p>
          </table:table-cell>
          <table:table-cell table:formula="of:=[.$B$6]*[.I3]" office:value-type="float" office:value="2822400" calcext:value-type="float">
            <text:p>2 822 400</text:p>
          </table:table-cell>
          <table:table-cell table:formula="of:=[.$B$6]*[.J3]" office:value-type="float" office:value="3072000" calcext:value-type="float">
            <text:p>3 072 000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[.$B$7]*[.C3]" office:value-type="float" office:value="1024000" calcext:value-type="float">
            <text:p>1 024 000</text:p>
          </table:table-cell>
          <table:table-cell table:formula="of:=[.$B$7]*[.D3]" office:value-type="float" office:value="1411200" calcext:value-type="float">
            <text:p>1 411 200</text:p>
          </table:table-cell>
          <table:table-cell table:formula="of:=[.$B$7]*[.E3]" office:value-type="float" office:value="2048000" calcext:value-type="float">
            <text:p>2 048 000</text:p>
          </table:table-cell>
          <table:table-cell table:formula="of:=[.$B$7]*[.F3]" office:value-type="float" office:value="2822400" calcext:value-type="float">
            <text:p>2 822 400</text:p>
          </table:table-cell>
          <table:table-cell table:formula="of:=[.$B$7]*[.G3]" office:value-type="float" office:value="3072000" calcext:value-type="float">
            <text:p>3 072 000</text:p>
          </table:table-cell>
          <table:table-cell table:formula="of:=[.$B$7]*[.H3]" office:value-type="float" office:value="4096000" calcext:value-type="float">
            <text:p>4 096 000</text:p>
          </table:table-cell>
          <table:table-cell table:formula="of:=[.$B$7]*[.I3]" office:value-type="float" office:value="5644800" calcext:value-type="float">
            <text:p>5 644 800</text:p>
          </table:table-cell>
          <table:table-cell table:formula="of:=[.$B$7]*[.J3]" office:value-type="float" office:value="6144000" calcext:value-type="float">
            <text:p>6 144 000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formula="of:=[.$B$8]*[.C3]" office:value-type="float" office:value="2048000" calcext:value-type="float">
            <text:p>2 048 000</text:p>
          </table:table-cell>
          <table:table-cell table:formula="of:=[.$B$8]*[.D3]" office:value-type="float" office:value="2822400" calcext:value-type="float">
            <text:p>2 822 400</text:p>
          </table:table-cell>
          <table:table-cell table:formula="of:=[.$B$8]*[.E3]" office:value-type="float" office:value="4096000" calcext:value-type="float">
            <text:p>4 096 000</text:p>
          </table:table-cell>
          <table:table-cell table:formula="of:=[.$B$8]*[.F3]" office:value-type="float" office:value="5644800" calcext:value-type="float">
            <text:p>5 644 800</text:p>
          </table:table-cell>
          <table:table-cell table:formula="of:=[.$B$8]*[.G3]" office:value-type="float" office:value="6144000" calcext:value-type="float">
            <text:p>6 144 000</text:p>
          </table:table-cell>
          <table:table-cell table:formula="of:=[.$B$8]*[.H3]" office:value-type="float" office:value="8192000" calcext:value-type="float">
            <text:p>8 192 000</text:p>
          </table:table-cell>
          <table:table-cell table:formula="of:=[.$B$8]*[.I3]" office:value-type="float" office:value="11289600" calcext:value-type="float">
            <text:p>11 289 600</text:p>
          </table:table-cell>
          <table:table-cell table:formula="of:=[.$B$8]*[.J3]" office:value-type="float" office:value="12288000" calcext:value-type="float">
            <text:p>12 288 000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formula="of:=[.$B$9]*[.C3]" office:value-type="float" office:value="4096000" calcext:value-type="float">
            <text:p>4 096 000</text:p>
          </table:table-cell>
          <table:table-cell table:formula="of:=[.$B$9]*[.D3]" office:value-type="float" office:value="5644800" calcext:value-type="float">
            <text:p>5 644 800</text:p>
          </table:table-cell>
          <table:table-cell table:formula="of:=[.$B$9]*[.E3]" office:value-type="float" office:value="8192000" calcext:value-type="float">
            <text:p>8 192 000</text:p>
          </table:table-cell>
          <table:table-cell table:formula="of:=[.$B$9]*[.F3]" office:value-type="float" office:value="11289600" calcext:value-type="float">
            <text:p>11 289 600</text:p>
          </table:table-cell>
          <table:table-cell table:formula="of:=[.$B$9]*[.G3]" office:value-type="float" office:value="12288000" calcext:value-type="float">
            <text:p>12 288 000</text:p>
          </table:table-cell>
          <table:table-cell table:formula="of:=[.$B$9]*[.H3]" office:value-type="float" office:value="16384000" calcext:value-type="float">
            <text:p>16 384 000</text:p>
          </table:table-cell>
          <table:table-cell table:formula="of:=[.$B$9]*[.I3]" office:value-type="float" office:value="22579200" calcext:value-type="float">
            <text:p>22 579 200</text:p>
          </table:table-cell>
          <table:table-cell table:formula="of:=[.$B$9]*[.J3]" office:value-type="float" office:value="24576000" calcext:value-type="float">
            <text:p>24 576 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/>
          <table:table-cell table:style-name="Default" table:number-columns-spanned="8" table:number-rows-spanned="1"/>
          <table:covered-table-cell table:number-columns-repeated="7" table:style-name="Default"/>
        </table:table-row>
        <table:table-row table:style-name="ro1">
          <table:table-cell/>
          <table:table-cell table:style-name="ce1"/>
          <table:table-cell table:style-name="ce2" office:value-type="string" calcext:value-type="string" table:number-columns-spanned="8" table:number-rows-spanned="1">
            <text:p>FSYNC frequency [Hz]</text:p>
          </table:table-cell>
          <table:covered-table-cell table:number-columns-repeated="7" table:style-name="ce1"/>
        </table:table-row>
        <table:table-row table:style-name="ro2">
          <table:table-cell/>
          <table:table-cell table:style-name="ce2" office:value-type="string" calcext:value-type="string">
            <text:p>BCLK/MCLK</text:p>
            <text:p>Oversampling</text:p>
          </table:table-cell>
          <table:table-cell table:style-name="ce4" office:value-type="float" office:value="8000" calcext:value-type="float">
            <text:p><text:s/>8 000</text:p>
          </table:table-cell>
          <table:table-cell table:style-name="ce4" office:value-type="float" office:value="11025" calcext:value-type="float">
            <text:p><text:s/>11 025</text:p>
          </table:table-cell>
          <table:table-cell table:style-name="ce4" office:value-type="float" office:value="16000" calcext:value-type="float">
            <text:p><text:s/>16 000</text:p>
          </table:table-cell>
          <table:table-cell table:style-name="ce4" office:value-type="float" office:value="22050" calcext:value-type="float">
            <text:p><text:s/>22 050</text:p>
          </table:table-cell>
          <table:table-cell table:style-name="ce4" office:value-type="float" office:value="24000" calcext:value-type="float">
            <text:p><text:s/>24 000</text:p>
          </table:table-cell>
          <table:table-cell table:style-name="ce4" office:value-type="float" office:value="32000" calcext:value-type="float">
            <text:p><text:s/>32 000</text:p>
          </table:table-cell>
          <table:table-cell table:style-name="ce4" office:value-type="float" office:value="44100" calcext:value-type="float">
            <text:p><text:s/>44 100</text:p>
          </table:table-cell>
          <table:table-cell table:style-name="ce4" office:value-type="float" office:value="48000" calcext:value-type="float">
            <text:p><text:s/>48 00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$B$4]*[.C13]" office:value-type="float" office:value="128000" calcext:value-type="float">
            <text:p><text:s/>128 000</text:p>
          </table:table-cell>
          <table:table-cell table:formula="of:=[.$B$4]*[.D13]" office:value-type="float" office:value="176400" calcext:value-type="float">
            <text:p><text:s/>176 400</text:p>
          </table:table-cell>
          <table:table-cell table:formula="of:=[.$B$4]*[.E13]" office:value-type="float" office:value="256000" calcext:value-type="float">
            <text:p><text:s/>256 000</text:p>
          </table:table-cell>
          <table:table-cell table:formula="of:=[.$B$4]*[.F13]" office:value-type="float" office:value="352800" calcext:value-type="float">
            <text:p><text:s/>352 800</text:p>
          </table:table-cell>
          <table:table-cell table:formula="of:=[.$B$4]*[.G13]" office:value-type="float" office:value="384000" calcext:value-type="float">
            <text:p><text:s/>384 000</text:p>
          </table:table-cell>
          <table:table-cell table:formula="of:=[.$B$4]*[.H13]" office:value-type="float" office:value="512000" calcext:value-type="float">
            <text:p><text:s/>512 000</text:p>
          </table:table-cell>
          <table:table-cell table:formula="of:=[.$B$4]*[.I13]" office:value-type="float" office:value="705600" calcext:value-type="float">
            <text:p><text:s/>705 600</text:p>
          </table:table-cell>
          <table:table-cell table:formula="of:=[.$B$4]*[.J13]" office:value-type="float" office:value="768000" calcext:value-type="float">
            <text:p><text:s/>768 00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$B$5]*[.C13]" office:value-type="float" office:value="256000" calcext:value-type="float">
            <text:p><text:s/>256 000</text:p>
          </table:table-cell>
          <table:table-cell table:formula="of:=[.$B$5]*[.D13]" office:value-type="float" office:value="352800" calcext:value-type="float">
            <text:p><text:s/>352 800</text:p>
          </table:table-cell>
          <table:table-cell table:formula="of:=[.$B$5]*[.E13]" office:value-type="float" office:value="512000" calcext:value-type="float">
            <text:p><text:s/>512 000</text:p>
          </table:table-cell>
          <table:table-cell table:formula="of:=[.$B$5]*[.F13]" office:value-type="float" office:value="705600" calcext:value-type="float">
            <text:p><text:s/>705 600</text:p>
          </table:table-cell>
          <table:table-cell table:formula="of:=[.$B$5]*[.G13]" office:value-type="float" office:value="768000" calcext:value-type="float">
            <text:p><text:s/>768 000</text:p>
          </table:table-cell>
          <table:table-cell table:formula="of:=[.$B$5]*[.H13]" office:value-type="float" office:value="1024000" calcext:value-type="float">
            <text:p>1 024 000</text:p>
          </table:table-cell>
          <table:table-cell table:formula="of:=[.$B$5]*[.I13]" office:value-type="float" office:value="1411200" calcext:value-type="float">
            <text:p>1 411 200</text:p>
          </table:table-cell>
          <table:table-cell table:formula="of:=[.$B$5]*[.J13]" office:value-type="float" office:value="1536000" calcext:value-type="float">
            <text:p>1 536 00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[.$B$6]*[.C13]" office:value-type="float" office:value="512000" calcext:value-type="float">
            <text:p><text:s/>512 000</text:p>
          </table:table-cell>
          <table:table-cell table:formula="of:=[.$B$6]*[.D13]" office:value-type="float" office:value="705600" calcext:value-type="float">
            <text:p><text:s/>705 600</text:p>
          </table:table-cell>
          <table:table-cell table:formula="of:=[.$B$6]*[.E13]" office:value-type="float" office:value="1024000" calcext:value-type="float">
            <text:p>1 024 000</text:p>
          </table:table-cell>
          <table:table-cell table:formula="of:=[.$B$6]*[.F13]" office:value-type="float" office:value="1411200" calcext:value-type="float">
            <text:p>1 411 200</text:p>
          </table:table-cell>
          <table:table-cell table:formula="of:=[.$B$6]*[.G13]" office:value-type="float" office:value="1536000" calcext:value-type="float">
            <text:p>1 536 000</text:p>
          </table:table-cell>
          <table:table-cell table:formula="of:=[.$B$6]*[.H13]" office:value-type="float" office:value="2048000" calcext:value-type="float">
            <text:p>2 048 000</text:p>
          </table:table-cell>
          <table:table-cell table:formula="of:=[.$B$6]*[.I13]" office:value-type="float" office:value="2822400" calcext:value-type="float">
            <text:p>2 822 400</text:p>
          </table:table-cell>
          <table:table-cell table:formula="of:=[.$B$6]*[.J13]" office:value-type="float" office:value="3072000" calcext:value-type="float">
            <text:p>3 072 000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[.$B$7]*[.C13]" office:value-type="float" office:value="1024000" calcext:value-type="float">
            <text:p>1 024 000</text:p>
          </table:table-cell>
          <table:table-cell table:formula="of:=[.$B$7]*[.D13]" office:value-type="float" office:value="1411200" calcext:value-type="float">
            <text:p>1 411 200</text:p>
          </table:table-cell>
          <table:table-cell table:formula="of:=[.$B$7]*[.E13]" office:value-type="float" office:value="2048000" calcext:value-type="float">
            <text:p>2 048 000</text:p>
          </table:table-cell>
          <table:table-cell table:formula="of:=[.$B$7]*[.F13]" office:value-type="float" office:value="2822400" calcext:value-type="float">
            <text:p>2 822 400</text:p>
          </table:table-cell>
          <table:table-cell table:formula="of:=[.$B$7]*[.G13]" office:value-type="float" office:value="3072000" calcext:value-type="float">
            <text:p>3 072 000</text:p>
          </table:table-cell>
          <table:table-cell table:formula="of:=[.$B$7]*[.H13]" office:value-type="float" office:value="4096000" calcext:value-type="float">
            <text:p>4 096 000</text:p>
          </table:table-cell>
          <table:table-cell table:formula="of:=[.$B$7]*[.I13]" office:value-type="float" office:value="5644800" calcext:value-type="float">
            <text:p>5 644 800</text:p>
          </table:table-cell>
          <table:table-cell table:formula="of:=[.$B$7]*[.J13]" office:value-type="float" office:value="6144000" calcext:value-type="float">
            <text:p>6 144 000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formula="of:=[.$B$8]*[.C13]" office:value-type="float" office:value="2048000" calcext:value-type="float">
            <text:p>2 048 000</text:p>
          </table:table-cell>
          <table:table-cell table:formula="of:=[.$B$8]*[.D13]" office:value-type="float" office:value="2822400" calcext:value-type="float">
            <text:p>2 822 400</text:p>
          </table:table-cell>
          <table:table-cell table:formula="of:=[.$B$8]*[.E13]" office:value-type="float" office:value="4096000" calcext:value-type="float">
            <text:p>4 096 000</text:p>
          </table:table-cell>
          <table:table-cell table:formula="of:=[.$B$8]*[.F13]" office:value-type="float" office:value="5644800" calcext:value-type="float">
            <text:p>5 644 800</text:p>
          </table:table-cell>
          <table:table-cell table:formula="of:=[.$B$8]*[.G13]" office:value-type="float" office:value="6144000" calcext:value-type="float">
            <text:p>6 144 000</text:p>
          </table:table-cell>
          <table:table-cell table:formula="of:=[.$B$8]*[.H13]" office:value-type="float" office:value="8192000" calcext:value-type="float">
            <text:p>8 192 000</text:p>
          </table:table-cell>
          <table:table-cell table:formula="of:=[.$B$8]*[.I13]" office:value-type="float" office:value="11289600" calcext:value-type="float">
            <text:p>11 289 600</text:p>
          </table:table-cell>
          <table:table-cell table:formula="of:=[.$B$8]*[.J13]" office:value-type="float" office:value="12288000" calcext:value-type="float">
            <text:p>12 288 000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formula="of:=[.$B$9]*[.C13]" office:value-type="float" office:value="4096000" calcext:value-type="float">
            <text:p>4 096 000</text:p>
          </table:table-cell>
          <table:table-cell table:formula="of:=[.$B$9]*[.D13]" office:value-type="float" office:value="5644800" calcext:value-type="float">
            <text:p>5 644 800</text:p>
          </table:table-cell>
          <table:table-cell table:formula="of:=[.$B$9]*[.E13]" office:value-type="float" office:value="8192000" calcext:value-type="float">
            <text:p>8 192 000</text:p>
          </table:table-cell>
          <table:table-cell table:formula="of:=[.$B$9]*[.F13]" office:value-type="float" office:value="11289600" calcext:value-type="float">
            <text:p>11 289 600</text:p>
          </table:table-cell>
          <table:table-cell table:formula="of:=[.$B$9]*[.G13]" office:value-type="float" office:value="12288000" calcext:value-type="float">
            <text:p>12 288 000</text:p>
          </table:table-cell>
          <table:table-cell table:formula="of:=[.$B$9]*[.H13]" office:value-type="float" office:value="16384000" calcext:value-type="float">
            <text:p>16 384 000</text:p>
          </table:table-cell>
          <table:table-cell table:formula="of:=[.$B$9]*[.I13]" office:value-type="float" office:value="22579200" calcext:value-type="float">
            <text:p>22 579 200</text:p>
          </table:table-cell>
          <table:table-cell table:formula="of:=[.$B$9]*[.J13]" office:value-type="float" office:value="24576000" calcext:value-type="float">
            <text:p>24 576 000</text:p>
          </table:table-cell>
        </table:table-row>
        <table:table-row table:style-name="ro1" table:number-rows-repeated="3">
          <table:table-cell/>
          <table:table-cell table:style-name="Default" table:number-columns-repeated="9"/>
        </table:table-row>
        <table:table-row table:style-name="ro1">
          <table:table-cell/>
          <table:table-cell table:style-name="ce1"/>
          <table:table-cell table:style-name="ce2" office:value-type="string" calcext:value-type="string" table:number-columns-spanned="8" table:number-rows-spanned="1">
            <text:p>FSYNC frequency [Hz]</text:p>
          </table:table-cell>
          <table:covered-table-cell table:number-columns-repeated="7" table:style-name="ce1"/>
        </table:table-row>
        <table:table-row table:style-name="ro2">
          <table:table-cell/>
          <table:table-cell table:style-name="ce2" office:value-type="string" calcext:value-type="string">
            <text:p>BCLK/MCLK</text:p>
            <text:p>Oversampling</text:p>
          </table:table-cell>
          <table:table-cell table:style-name="ce4" office:value-type="float" office:value="8000" calcext:value-type="float">
            <text:p><text:s/>8 000</text:p>
          </table:table-cell>
          <table:table-cell table:style-name="ce4" office:value-type="float" office:value="11025" calcext:value-type="float">
            <text:p><text:s/>11 025</text:p>
          </table:table-cell>
          <table:table-cell table:style-name="ce4" office:value-type="float" office:value="16000" calcext:value-type="float">
            <text:p><text:s/>16 000</text:p>
          </table:table-cell>
          <table:table-cell table:style-name="ce4" office:value-type="float" office:value="22050" calcext:value-type="float">
            <text:p><text:s/>22 050</text:p>
          </table:table-cell>
          <table:table-cell table:style-name="ce4" office:value-type="float" office:value="24000" calcext:value-type="float">
            <text:p><text:s/>24 000</text:p>
          </table:table-cell>
          <table:table-cell table:style-name="ce4" office:value-type="float" office:value="32000" calcext:value-type="float">
            <text:p><text:s/>32 000</text:p>
          </table:table-cell>
          <table:table-cell table:style-name="ce4" office:value-type="float" office:value="44100" calcext:value-type="float">
            <text:p><text:s/>44 100</text:p>
          </table:table-cell>
          <table:table-cell table:style-name="ce4" office:value-type="float" office:value="48000" calcext:value-type="float">
            <text:p><text:s/>48 00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$B$4]*[.C24]" office:value-type="float" office:value="128000" calcext:value-type="float">
            <text:p><text:s/>128 000</text:p>
          </table:table-cell>
          <table:table-cell table:formula="of:=[.$B$4]*[.D24]" office:value-type="float" office:value="176400" calcext:value-type="float">
            <text:p><text:s/>176 400</text:p>
          </table:table-cell>
          <table:table-cell table:formula="of:=[.$B$4]*[.E24]" office:value-type="float" office:value="256000" calcext:value-type="float">
            <text:p><text:s/>256 000</text:p>
          </table:table-cell>
          <table:table-cell table:formula="of:=[.$B$4]*[.F24]" office:value-type="float" office:value="352800" calcext:value-type="float">
            <text:p><text:s/>352 800</text:p>
          </table:table-cell>
          <table:table-cell table:formula="of:=[.$B$4]*[.G24]" office:value-type="float" office:value="384000" calcext:value-type="float">
            <text:p><text:s/>384 000</text:p>
          </table:table-cell>
          <table:table-cell table:formula="of:=[.$B$4]*[.H24]" office:value-type="float" office:value="512000" calcext:value-type="float">
            <text:p><text:s/>512 000</text:p>
          </table:table-cell>
          <table:table-cell table:formula="of:=[.$B$4]*[.I24]" office:value-type="float" office:value="705600" calcext:value-type="float">
            <text:p><text:s/>705 600</text:p>
          </table:table-cell>
          <table:table-cell table:formula="of:=[.$B$4]*[.J24]" office:value-type="float" office:value="768000" calcext:value-type="float">
            <text:p><text:s/>768 00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$B$5]*[.C24]" office:value-type="float" office:value="256000" calcext:value-type="float">
            <text:p><text:s/>256 000</text:p>
          </table:table-cell>
          <table:table-cell table:formula="of:=[.$B$5]*[.D24]" office:value-type="float" office:value="352800" calcext:value-type="float">
            <text:p><text:s/>352 800</text:p>
          </table:table-cell>
          <table:table-cell table:formula="of:=[.$B$5]*[.E24]" office:value-type="float" office:value="512000" calcext:value-type="float">
            <text:p><text:s/>512 000</text:p>
          </table:table-cell>
          <table:table-cell table:formula="of:=[.$B$5]*[.F24]" office:value-type="float" office:value="705600" calcext:value-type="float">
            <text:p><text:s/>705 600</text:p>
          </table:table-cell>
          <table:table-cell table:formula="of:=[.$B$5]*[.G24]" office:value-type="float" office:value="768000" calcext:value-type="float">
            <text:p><text:s/>768 000</text:p>
          </table:table-cell>
          <table:table-cell table:formula="of:=[.$B$5]*[.H24]" office:value-type="float" office:value="1024000" calcext:value-type="float">
            <text:p>1 024 000</text:p>
          </table:table-cell>
          <table:table-cell table:formula="of:=[.$B$5]*[.I24]" office:value-type="float" office:value="1411200" calcext:value-type="float">
            <text:p>1 411 200</text:p>
          </table:table-cell>
          <table:table-cell table:formula="of:=[.$B$5]*[.J24]" office:value-type="float" office:value="1536000" calcext:value-type="float">
            <text:p>1 536 00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[.$B$6]*[.C24]" office:value-type="float" office:value="512000" calcext:value-type="float">
            <text:p><text:s/>512 000</text:p>
          </table:table-cell>
          <table:table-cell table:formula="of:=[.$B$6]*[.D24]" office:value-type="float" office:value="705600" calcext:value-type="float">
            <text:p><text:s/>705 600</text:p>
          </table:table-cell>
          <table:table-cell table:formula="of:=[.$B$6]*[.E24]" office:value-type="float" office:value="1024000" calcext:value-type="float">
            <text:p>1 024 000</text:p>
          </table:table-cell>
          <table:table-cell table:formula="of:=[.$B$6]*[.F24]" office:value-type="float" office:value="1411200" calcext:value-type="float">
            <text:p>1 411 200</text:p>
          </table:table-cell>
          <table:table-cell table:formula="of:=[.$B$6]*[.G24]" office:value-type="float" office:value="1536000" calcext:value-type="float">
            <text:p>1 536 000</text:p>
          </table:table-cell>
          <table:table-cell table:formula="of:=[.$B$6]*[.H24]" office:value-type="float" office:value="2048000" calcext:value-type="float">
            <text:p>2 048 000</text:p>
          </table:table-cell>
          <table:table-cell table:formula="of:=[.$B$6]*[.I24]" office:value-type="float" office:value="2822400" calcext:value-type="float">
            <text:p>2 822 400</text:p>
          </table:table-cell>
          <table:table-cell table:formula="of:=[.$B$6]*[.J24]" office:value-type="float" office:value="3072000" calcext:value-type="float">
            <text:p>3 072 000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[.$B$7]*[.C24]" office:value-type="float" office:value="1024000" calcext:value-type="float">
            <text:p>1 024 000</text:p>
          </table:table-cell>
          <table:table-cell table:formula="of:=[.$B$7]*[.D24]" office:value-type="float" office:value="1411200" calcext:value-type="float">
            <text:p>1 411 200</text:p>
          </table:table-cell>
          <table:table-cell table:formula="of:=[.$B$7]*[.E24]" office:value-type="float" office:value="2048000" calcext:value-type="float">
            <text:p>2 048 000</text:p>
          </table:table-cell>
          <table:table-cell table:formula="of:=[.$B$7]*[.F24]" office:value-type="float" office:value="2822400" calcext:value-type="float">
            <text:p>2 822 400</text:p>
          </table:table-cell>
          <table:table-cell table:formula="of:=[.$B$7]*[.G24]" office:value-type="float" office:value="3072000" calcext:value-type="float">
            <text:p>3 072 000</text:p>
          </table:table-cell>
          <table:table-cell table:formula="of:=[.$B$7]*[.H24]" office:value-type="float" office:value="4096000" calcext:value-type="float">
            <text:p>4 096 000</text:p>
          </table:table-cell>
          <table:table-cell table:formula="of:=[.$B$7]*[.I24]" office:value-type="float" office:value="5644800" calcext:value-type="float">
            <text:p>5 644 800</text:p>
          </table:table-cell>
          <table:table-cell table:formula="of:=[.$B$7]*[.J24]" office:value-type="float" office:value="6144000" calcext:value-type="float">
            <text:p>6 144 000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formula="of:=[.$B$8]*[.C24]" office:value-type="float" office:value="2048000" calcext:value-type="float">
            <text:p>2 048 000</text:p>
          </table:table-cell>
          <table:table-cell table:formula="of:=[.$B$8]*[.D24]" office:value-type="float" office:value="2822400" calcext:value-type="float">
            <text:p>2 822 400</text:p>
          </table:table-cell>
          <table:table-cell table:formula="of:=[.$B$8]*[.E24]" office:value-type="float" office:value="4096000" calcext:value-type="float">
            <text:p>4 096 000</text:p>
          </table:table-cell>
          <table:table-cell table:formula="of:=[.$B$8]*[.F24]" office:value-type="float" office:value="5644800" calcext:value-type="float">
            <text:p>5 644 800</text:p>
          </table:table-cell>
          <table:table-cell table:formula="of:=[.$B$8]*[.G24]" office:value-type="float" office:value="6144000" calcext:value-type="float">
            <text:p>6 144 000</text:p>
          </table:table-cell>
          <table:table-cell table:formula="of:=[.$B$8]*[.H24]" office:value-type="float" office:value="8192000" calcext:value-type="float">
            <text:p>8 192 000</text:p>
          </table:table-cell>
          <table:table-cell table:formula="of:=[.$B$8]*[.I24]" office:value-type="float" office:value="11289600" calcext:value-type="float">
            <text:p>11 289 600</text:p>
          </table:table-cell>
          <table:table-cell table:formula="of:=[.$B$8]*[.J24]" office:value-type="float" office:value="12288000" calcext:value-type="float">
            <text:p>12 288 000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formula="of:=[.$B$9]*[.C24]" office:value-type="float" office:value="4096000" calcext:value-type="float">
            <text:p>4 096 000</text:p>
          </table:table-cell>
          <table:table-cell table:formula="of:=[.$B$9]*[.D24]" office:value-type="float" office:value="5644800" calcext:value-type="float">
            <text:p>5 644 800</text:p>
          </table:table-cell>
          <table:table-cell table:formula="of:=[.$B$9]*[.E24]" office:value-type="float" office:value="8192000" calcext:value-type="float">
            <text:p>8 192 000</text:p>
          </table:table-cell>
          <table:table-cell table:formula="of:=[.$B$9]*[.F24]" office:value-type="float" office:value="11289600" calcext:value-type="float">
            <text:p>11 289 600</text:p>
          </table:table-cell>
          <table:table-cell table:formula="of:=[.$B$9]*[.G24]" office:value-type="float" office:value="12288000" calcext:value-type="float">
            <text:p>12 288 000</text:p>
          </table:table-cell>
          <table:table-cell table:formula="of:=[.$B$9]*[.H24]" office:value-type="float" office:value="16384000" calcext:value-type="float">
            <text:p>16 384 000</text:p>
          </table:table-cell>
          <table:table-cell table:formula="of:=[.$B$9]*[.I24]" office:value-type="float" office:value="22579200" calcext:value-type="float">
            <text:p>22 579 200</text:p>
          </table:table-cell>
          <table:table-cell table:formula="of:=[.$B$9]*[.J24]" office:value-type="float" office:value="24576000" calcext:value-type="float">
            <text:p>24 576 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21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21P0"/>
    </number:currency-style>
    <number:number-style style:name="N122">
      <number:number number:decimal-places="0" number:min-integer-digits="1">
        <number:embedded-text number:position="3"> </number:embedded-text>
      </number:number>
    </number:number-style>
    <number:number-style style:name="N123">
      <number:number number: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24">
      <number:number number:decimal-places="0" number:min-integer-digits="1" number:grouping="true">
        <number:embedded-text number:position="6"> </number:embedded-text>
      </number:number>
    </number:number-style>
    <number:number-style style:name="N125">
      <number:number number:decimal-places="0" number:min-integer-digits="1">
        <number:embedded-text number:position="6"> </number:embedded-text>
        <number:embedded-text number:position="3"> </number:embedded-text>
      </number:number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0/00/0000</text:date>, <text:time style:data-style-name="N2" text:time-value="10:49:42.914354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9T10:39:32.354606229</meta:creation-date>
    <meta:generator>LibreOffice/4.2.8.2$Linux_X86_64 LibreOffice_project/420m0$Build-2</meta:generator>
    <dc:date>2015-07-09T11:00:15.543401705</dc:date>
    <meta:editing-duration>PT1M3S</meta:editing-duration>
    <meta:editing-cycles>5</meta:editing-cycles>
    <meta:document-statistic meta:table-count="1" meta:cell-count="192" meta:object-count="0"/>
  </office:meta>
</office:document-meta>
</file>